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04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vilidad y Transporte</text:p>
      <text:h text:style-name="Heading_20_1" text:outline-level="1"><text:span text:style-name="T2">Registro </text:span></text:h>
      <text:h text:style-name="Heading_20_1" text:outline-level="1"><text:span text:style-name="T2">Bienvenida (inauguración) </text:span></text:h>
      <text:list xml:id="list1531270514168302247" text:style-name="L1">
        <text:list-item>
          <text:p text:style-name="P1"><text:span text:style-name="T2">Inicio 9:10 am.</text:span></text:p>
        </text:list-item>
        <text:list-item>
          <text:p text:style-name="P1"><text:span text:style-name="T2">Palabras del </text:span><text:span text:style-name="T3">Lic.</text:span><text:span text:style-name="T2"> Olguin.</text:span></text:p>
        </text:list-item>
        <text:list-item>
          <text:p text:style-name="P1"><text:span text:style-name="T2">Dijo algo de los c</text:span><text:span text:style-name="T3">á</text:span><text:span text:style-name="T2">nones.</text:span></text:p>
        </text:list-item>
        <text:list-item>
          <text:p text:style-name="P1"><text:span text:style-name="T2">Y que las mesas sean permanentes, acciones dinámicas con sinergias de planeaci</text:span><text:span text:style-name="T3">ó</text:span><text:span text:style-name="T2">n.</text:span></text:p>
        </text:list-item>
        <text:list-item>
          <text:p text:style-name="P1"><text:span text:style-name="T2">Palabras del asesor estrella (según </text:span><text:span text:style-name="T3">O</text:span><text:span text:style-name="T2">lguin) Rafael.</text:span></text:p>
        </text:list-item>
        <text:list-item>
          <text:p text:style-name="P1"><text:span text:style-name="T2">Construir redes de colaboración, como constituir la colaboración, trabajar juntos.</text:span></text:p>
        </text:list-item>
        <text:list-item>
          <text:p text:style-name="P1"><text:span text:style-name="T2">Los proyector que transforman la metrópoli necesitan trabajo de largo plazo.</text:span></text:p>
        </text:list-item>
        <text:list-item>
          <text:p text:style-name="P1"><text:span text:style-name="T2">Una idea de colaboración con los recursos que existen.</text:span></text:p>
        </text:list-item>
        <text:list-item>
          <text:p text:style-name="P1"><text:span text:style-name="T2">Explicación de la metodología de planeación participativa.</text:span></text:p>
        </text:list-item>
        <text:list-item>
          <text:p text:style-name="P1"><text:span text:style-name="T2">Tabla de planeación prospectiva.</text:span></text:p>
        </text:list-item>
        <text:list-item>
          <text:p text:style-name="P1"><text:span text:style-name="T2">Hablo Rafael del compromiso de México de reducir los gases de efecto invernadero en los próximos 50 años.</text:span></text:p>
        </text:list-item>
        <text:list-item>
          <text:p text:style-name="P1"><text:span text:style-name="T2">Habla Rodrigo G. presenta tabla de buen gobierno y coordinación metropolitana, desarrollo social, desarrollo económico e innovación, sustentabilidad, movilidad y transporte, entorno urbano.</text:span></text:p>
        </text:list-item>
        <text:list-item>
          <text:p text:style-name="P1"><text:span text:style-name="T2">Rafa toma la palabra y explica la dinámica del llenado de hojas.</text:span></text:p>
        </text:list-item>
      </text:list>
      <text:h text:style-name="Heading_20_1" text:outline-level="1"><text:span text:style-name="T2">Introducción – Presentación de resultados del taller 1 y explicación de la dinámica </text:span></text:h>
      <text:list xml:id="list7402607133594203477" text:style-name="L2">
        <text:list-item>
          <text:p text:style-name="P2"><text:span text:style-name="T2">Nos presentamos en la mesa.</text:span></text:p>
        </text:list-item>
        <text:list-item>
          <text:p text:style-name="P2"><text:span text:style-name="T2">Se explica el llenado del formato, de los 5 problemas que ya se señalaron anteriormente.</text:span></text:p>
        </text:list-item>
        <text:list-item>
          <text:p text:style-name="P2"><text:span text:style-name="T2">Redacción breve.</text:span></text:p>
        </text:list-item>
        <text:list-item>
          <text:p text:style-name="P2"><text:span text:style-name="T2">Que sean términos concretos.</text:span></text:p>
        </text:list-item>
        <text:list-item>
          <text:p text:style-name="P2"><text:span text:style-name="T2">Después habrá una ronda donde cada quien hablar</text:span><text:span text:style-name="T3">á</text:span><text:span text:style-name="T2"> de los modelo</text:span><text:span text:style-name="T3">s.</text:span></text:p>
        </text:list-item>
        <text:list-item>
          <text:p text:style-name="P2"><text:span text:style-name="T2">Se pide que la redacción se de en presente como si describiéramos una situación ya dada.</text:span></text:p>
        </text:list-item>
      </text:list>
      <text:h text:style-name="Heading_20_1" text:outline-level="1"><text:soft-page-break/><text:span text:style-name="T2">Ejercicio de construcción de la visión – Futuro deseable </text:span></text:h>
      <text:list xml:id="list9041220567700112244" text:style-name="L3">
        <text:list-item>
          <text:p text:style-name="P3"><text:span text:style-name="T2">Se inicia el ejercicio a las 9:40 am.</text:span></text:p>
        </text:list-item>
        <text:list-item>
          <text:p text:style-name="P3"><text:span text:style-name="T2">Se dan 15 minutos para el llenado de la visión.</text:span></text:p>
        </text:list-item>
      </text:list>
      <text:p text:style-name="Text_20_body"><text:span text:style-name="T2">Problema 1 infraestructura vial no incluyente e inequitativa.</text:span></text:p>
      <text:list xml:id="list2090566861417782514" text:style-name="L4">
        <text:list-item>
          <text:p text:style-name="P4"><text:span text:style-name="T2">Lupita: caracteriza x contar con banquetas accesibles rampas y pasos peatonales accesibles en base a reglamentos.</text:span></text:p>
        </text:list-item>
        <text:list-item>
          <text:p text:style-name="P4"><text:span text:style-name="T2">Jorge Ayup: ciudad con planeación y ordenada.</text:span></text:p>
        </text:list-item>
        <text:list-item>
          <text:p text:style-name="P4"><text:span text:style-name="T2">José: prioridad el peatón es el más importante, el usuario principal, infraestructura y transporte centrada en el peatón.</text:span></text:p>
        </text:list-item>
        <text:list-item>
          <text:p text:style-name="P4"><text:span text:style-name="T2">Infraestructura calles completas.</text:span></text:p>
        </text:list-item>
        <text:list-item>
          <text:p text:style-name="P4"><text:span text:style-name="T2">Se invirtió la pirámide de movilidad, lo m</text:span><text:span text:style-name="T3">á</text:span><text:span text:style-name="T2">s importante, </text:span><text:span text:style-name="T3">en</text:span><text:span text:style-name="T2"> trasporte público </text:span><text:span text:style-name="T3">se </text:span><text:span text:style-name="T2">cuenta con mayor infraestructura para ciclistas y personas con </text:span><text:span text:style-name="T3">discapacidad.</text:span></text:p>
        </text:list-item>
        <text:list-item>
          <text:p text:style-name="P4"><text:span text:style-name="T2">Alberto: Infraestructura amigable y adecuada al desarrollo de la ZM.</text:span></text:p>
        </text:list-item>
        <text:list-item>
          <text:p text:style-name="P4"><text:span text:style-name="T2">Regulación vehicular y urbana.</text:span></text:p>
        </text:list-item>
        <text:list-item>
          <text:p text:style-name="P4"><text:span text:style-name="T2">Reducción el uso de vehículos al 50 por ciento en los próximos 25 años.</text:span></text:p>
        </text:list-item>
        <text:list-item>
          <text:p text:style-name="P4"><text:span text:style-name="T2">Diego: cruceros de flujos continuos amplios y señalados, el peatón lleva preferencia.</text:span></text:p>
        </text:list-item>
        <text:list-item>
          <text:p text:style-name="P4"><text:span text:style-name="T2">Ixchel: educación vial y ordenamiento, infraestructura vial adecuada.</text:span></text:p>
        </text:list-item>
        <text:list-item>
          <text:p text:style-name="P4"><text:span text:style-name="T2">Infraestructura ordenada para el transporte público y pasos peatonales.</text:span></text:p>
        </text:list-item>
        <text:list-item>
          <text:p text:style-name="P4"><text:span text:style-name="T2">Infraestructura incluyente con el peatón como figura central.</text:span></text:p>
        </text:list-item>
      </text:list>
      <text:p text:style-name="Text_20_body"><text:span text:style-name="T2">Problema 2 falta de coordinación intermunicipal.</text:span></text:p>
      <text:list xml:id="list3757805450840464202" text:style-name="L5">
        <text:list-item>
          <text:p text:style-name="P5"><text:span text:style-name="T2">Lupita: un sistema de coordinación intermunicipal.</text:span></text:p>
        </text:list-item>
        <text:list-item>
          <text:p text:style-name="P5"><text:span text:style-name="T2">José: ya existen acuerdos de movilidad y red integral entre los municipios de la ZM, se gener</text:span><text:span text:style-name="T3">a</text:span><text:span text:style-name="T2">n acuerdos de planeación urbana; plan urbano para toda </text:span><text:span text:style-name="T3">L</text:span><text:span text:style-name="T2">a </text:span><text:span text:style-name="T3">C</text:span><text:span text:style-name="T2">omarca </text:span><text:span text:style-name="T3">L</text:span><text:span text:style-name="T2">agunera.</text:span></text:p>
        </text:list-item>
        <text:list-item>
          <text:p text:style-name="P5"><text:span text:style-name="T2">Eduardo: zona metropolitana integrada en reglamentos, planeación, presupuesto Y </text:span><text:span text:style-name="T3">coordinación</text:span><text:span text:style-name="T2"> en desarrollo urbano.</text:span></text:p>
        </text:list-item>
        <text:list-item>
          <text:p text:style-name="P5"><text:span text:style-name="T2">Órgano intermunicipal de planificación y regulación de las acciones de movilidad.</text:span></text:p>
        </text:list-item>
        <text:list-item>
          <text:p text:style-name="P5"><text:span text:style-name="T2">Alberto: existe una normativa intermunicipal.</text:span></text:p>
        </text:list-item>
        <text:list-item>
          <text:p text:style-name="P5"><text:span text:style-name="T2">Diego: reglamento conurbano, claro, justo que se cumple a través de dependencias comunes.</text:span></text:p>
        </text:list-item>
        <text:list-item>
          <text:p text:style-name="P5"><text:span text:style-name="T2">Coordinación entre municipios para la planeación, aplicación de un solo plan municipal de desarrollo.</text:span></text:p>
        </text:list-item>
      </text:list>
      <text:p text:style-name="Text_20_body"><text:soft-page-break/><text:span text:style-name="T2">Problema 3: cultura vial</text:span></text:p>
      <text:list xml:id="list5759687184230511853" text:style-name="L6">
        <text:list-item>
          <text:p text:style-name="P6"><text:span text:style-name="T2">Lupita: conocimiento de normas y su cumplimiento por parte de la ciudadanía.</text:span></text:p>
        </text:list-item>
        <text:list-item>
          <text:p text:style-name="P6"><text:span text:style-name="T2">Raquel: claro conocimiento y respeto por la vida y los derechos de los ciudadanos.</text:span></text:p>
        </text:list-item>
        <text:list-item>
          <text:p text:style-name="P6"><text:span text:style-name="T2">José: En las escuelas existe una programa de educación vial, tramite de licencia, con métodos más estrictos.</text:span></text:p>
        </text:list-item>
        <text:list-item>
          <text:p text:style-name="P6"><text:span text:style-name="T2">Pepe: educación para un respeto a la vida.</text:span></text:p>
        </text:list-item>
        <text:list-item>
          <text:p text:style-name="P6"><text:span text:style-name="T2">La tasa de accidentes ha disminuido considerablemente y la cultura vial igual para peatones y automovilistas.</text:span></text:p>
        </text:list-item>
        <text:list-item>
          <text:p text:style-name="P6"><text:span text:style-name="T2">Tomas de ejemplo y ejecutar el Programa “visión cero”.</text:span></text:p>
        </text:list-item>
        <text:list-item>
          <text:p text:style-name="P6"><text:span text:style-name="T2">Alberto: normativas de movilidad para todos tipo de usuario, sistemas de infraestructura vial que enseñen esta cultura, derecho de tener una infraestructura vial adecuada.</text:span></text:p>
        </text:list-item>
        <text:list-item>
          <text:p text:style-name="P6"><text:span text:style-name="T2">Cuellar: civismo y educación y cultura vial, como parte de la cultura cívica.</text:span></text:p>
        </text:list-item>
        <text:list-item>
          <text:p text:style-name="P6"><text:span text:style-name="T2">Diego: cultura cívica desde la escuela, junto con simbología lógica y reglas claras.</text:span></text:p>
        </text:list-item>
        <text:list-item>
          <text:p text:style-name="P6"><text:span text:style-name="T2">Supervisión de la cultura vial en las escuelas y centros de cultura viales para conductores, aplicar la ley.</text:span></text:p>
        </text:list-item>
      </text:list>
      <text:p text:style-name="Text_20_body"><text:span text:style-name="T2">Problema 4: congestión y saturación</text:span></text:p>
      <text:list xml:id="list7251703895724968880" text:style-name="L7">
        <text:list-item>
          <text:p text:style-name="P7"><text:span text:style-name="T2">Lupita: transporte multimodal eficiente, incluyente y cobertura total.</text:span></text:p>
        </text:list-item>
        <text:list-item>
          <text:p text:style-name="P7"><text:span text:style-name="T2">Raquel: infraestructura vual accesible y adecuada.</text:span></text:p>
        </text:list-item>
        <text:list-item>
          <text:p text:style-name="P7"><text:span text:style-name="T2">José: red integral de transporte.</text:span></text:p>
        </text:list-item>
        <text:list-item>
          <text:p text:style-name="P7"><text:span text:style-name="T2">Pepe: total coordinación entre modos de transporte, uso de modos no motorizados de transporte.</text:span></text:p>
        </text:list-item>
        <text:list-item>
          <text:p text:style-name="P7"><text:span text:style-name="T2">Luis: Sistema de transporte integral que beneficia al transporte y al transportista, esquema de ganar-ganar.</text:span></text:p>
        </text:list-item>
        <text:list-item>
          <text:p text:style-name="P7"><text:span text:style-name="T2">Alberto: la ZM tiene modos de transporte de incentivan al usuario su uso.</text:span></text:p>
        </text:list-item>
        <text:list-item>
          <text:p text:style-name="P7"><text:span text:style-name="T2">Cuellar: sistema de transporte con mayor fluidez y volumen.</text:span></text:p>
        </text:list-item>
        <text:list-item>
          <text:p text:style-name="P7"><text:span text:style-name="T2">Diego: planeación de tranvía o tren conectado con los demás medios de transporte, otros sistemas alternativos.</text:span></text:p>
        </text:list-item>
        <text:list-item>
          <text:p text:style-name="P7"><text:span text:style-name="T2">Fernando: Transporte colectivo masivo, con accesibilidad, transporte seguro.</text:span></text:p>
        </text:list-item>
      </text:list>
      <text:p text:style-name="Text_20_body"><text:span text:style-name="T2">Problema 5: crecimiento desordenado</text:span></text:p>
      <text:list xml:id="list1822138344673334762" text:style-name="L8">
        <text:list-item>
          <text:p text:style-name="P8"><text:span text:style-name="T2">Lupita: eficiente y ordenado crecimiento de la ciudad, contar con acceso a todos los servicios mediante trayectos cortos.</text:span></text:p>
        </text:list-item>
        <text:list-item>
          <text:p text:style-name="P8"><text:span text:style-name="T2">Raquel: colonias con servicios para acortar distancias.</text:span></text:p>
        </text:list-item>
        <text:list-item>
          <text:p text:style-name="P8"><text:soft-page-break/><text:span text:style-name="T2">José: planeación urbana a largo plazo, que se dé continuidad, uso de vivienda vertical, provocara mejorar servicios y distancias cortas.</text:span></text:p>
        </text:list-item>
        <text:list-item>
          <text:p text:style-name="P8"><text:span text:style-name="T2">Pepe: ciudad compacta y densa.</text:span></text:p>
        </text:list-item>
        <text:list-item>
          <text:p text:style-name="P8"><text:span text:style-name="T2">Alberto: el desarrollo de la ciudad esta participación ciudadana en planes y proyectos.</text:span></text:p>
        </text:list-item>
        <text:list-item>
          <text:p text:style-name="P8"><text:span text:style-name="T2">Cuellar: desarrollo urbanístico en la ciudad se aprovechen áreas de oportunidad en zonas deprimidas.</text:span></text:p>
        </text:list-item>
        <text:list-item>
          <text:p text:style-name="P8"><text:span text:style-name="T2">Diego: planeación de los centros urbanos integral; infraestructura adecuada.</text:span></text:p>
        </text:list-item>
        <text:list-item>
          <text:p text:style-name="P8"><text:span text:style-name="T2">Fernando: Coordinación interna de los municipios para que todo cambio uso de suelo sea de una planeación interna para evitar un crecimiento desordenado.</text:span></text:p>
        </text:list-item>
        <text:list-item>
          <text:p text:style-name="P8"><text:span text:style-name="T2">Planeación y regulación del desarrollo.</text:span></text:p>
        </text:list-item>
        <text:list-item>
          <text:p text:style-name="P8"><text:span text:style-name="T2">Memo: El trasporte y la movilidad sean la parte central del desarrollo.</text:span></text:p>
        </text:list-item>
      </text:list>
      <text:h text:style-name="Heading_20_1" text:outline-level="1"><text:span text:style-name="T2">Ronda para enriquecer la visión – Intermesa</text:span></text:h>
      <text:p text:style-name="Text_20_body"><text:span text:style-name="T2">Inicia a las 11: 10 am la ronda de vueltas a cada mesa.</text:span></text:p>
      <text:p text:style-name="Text_20_body"><text:span text:style-name="T2">11: 26 inicia división de los papeles en cada uno de los 5 problemas.</text:span></text:p>
      <text:h text:style-name="Heading_20_1" text:outline-level="1"><text:span text:style-name="T2">Integración de la visión</text:span></text:h>
      <text:p text:style-name="Text_20_body"><text:span text:style-name="T2">Se integraron las visiones y se agregaron a las que ya se tenían por parte de la mesa.</text:span></text:p>
      <text:p text:style-name="Text_20_body"><text:span text:style-name="T2">Hubo buenas aportaciones de parte de las demás mesas a cada uno de los 5 problemas descritos.</text:span></text:p>
      <text:h text:style-name="Heading_20_1" text:outline-level="1"><text:span text:style-name="T2">Propuesta de objetivos y metas</text:span></text:h>
      <text:p text:style-name="Text_20_body"><text:span text:style-name="T2">Inicio de los trabajos 12:09</text:span></text:p>
      <text:p text:style-name="Text_20_body"><text:span text:style-name="T2">Explicación del llenado de los formatos de parte de memo.</text:span></text:p>
      <text:h text:style-name="Heading_20_1" text:outline-level="1"><text:span text:style-name="T2">Conclusión</text:span></text:h>
      <text:list xml:id="list735737559280987202" text:style-name="L9">
        <text:list-item>
          <text:p text:style-name="P9"><text:span text:style-name="T2">Diego: Inclusión a zona metro.</text:span></text:p>
        </text:list-item>
        <text:list-item>
          <text:p text:style-name="P9"><text:span text:style-name="T2">Que esto trascienda autoridades de la zona metro a largo plazo.</text:span></text:p>
        </text:list-item>
        <text:list-item>
          <text:p text:style-name="P9"><text:span text:style-name="T2">Hay que darle seguimiento, que no se quede solo en un papel.</text:span></text:p>
        </text:list-item>
        <text:list-item>
          <text:p text:style-name="P9"><text:span text:style-name="T2">Fernando: vínculo entre gobierno y sociedad aprovechando la oportunidad que están aquí en la mesa reunidos.</text:span></text:p>
        </text:list-item>
      </text:list>
      <text:h text:style-name="Heading_20_1" text:outline-level="1"><text:soft-page-break/><text:span text:style-name="T2">Agradecimiento y despedida</text:span></text:h>
      <text:h text:style-name="Heading_20_1" text:outline-level="1"><text:span text:style-name="T2">Hora de finalizació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Valdés Lozano</meta:initial-creator>
    <meta:creation-date>2014-10-31T14:34:25.901370930</meta:creation-date>
    <dc:date>2014-10-31T16:34:30.499822399</dc:date>
    <dc:creator>Guillermo Valdés Lozano</dc:creator>
    <meta:editing-duration>PT1H59M18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5" meta:paragraph-count="95" meta:word-count="1051" meta:character-count="6551" meta:non-whitespace-character-count="5661"/>
  </office:meta>
</office:document-meta>
</file>